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1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1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1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1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1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0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0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0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0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200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199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199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199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199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199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199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199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198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198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198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198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198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198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197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197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197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197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197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196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